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45bb" officeooo:paragraph-rsid="00154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cours A</text:p>
      <text:p text:style-name="P1"/>
      <text:p text:style-name="P1">1. Montrez que la liaison transmanche est une idée ancienne.</text:p>
      <text:p text:style-name="P1"/>
      <text:p text:style-name="P1">2. Montrez que la construction du tunnel est prouesse technique.</text:p>
      <text:p text:style-name="P1"/>
      <text:p text:style-name="P1">3. Quels étaient les objectifs de la création du tunnel ? Ont-ils été atteints ?</text:p>
      <text:p text:style-name="P1"/>
      <text:p text:style-name="P1">4. Quels défis rencontre désormais l’exploitation du tunnel ?</text:p>
      <text:p text:style-name="P1"/>
      <text:p text:style-name="P1">Synthétiser</text:p>
      <text:p text:style-name="P1"/>
      <text:p text:style-name="P1">Montrez que le tunnel sous la manche a premis un rapprochement franco-britannique, mais également un ancrage de la Grande-Bretagne à l’Union européenne, aujourd’hui remis en cau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38:21.262329809</meta:creation-date>
    <meta:generator>LibreOffice/7.5.1.2$Linux_X86_64 LibreOffice_project/50$Build-2</meta:generator>
    <dc:date>2023-05-10T10:42:15.689903465</dc:date>
    <meta:editing-duration>PT3M56S</meta:editing-duration>
    <meta:editing-cycles>1</meta:editing-cycles>
    <meta:document-statistic meta:table-count="0" meta:image-count="0" meta:object-count="0" meta:page-count="1" meta:paragraph-count="7" meta:word-count="73" meta:character-count="466" meta:non-whitespace-character-count="400"/>
  </office:meta>
</office:document-meta>
</file>